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5.338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2.294cm"/>
    </style:style>
    <style:style style:name="gr4" style:family="graphic" style:parent-style-name="standard">
      <style:graphic-properties draw:marker-end="" draw:fill-color="#9999ff" draw:textarea-horizontal-align="justify" draw:textarea-vertical-align="middle" draw:auto-grow-height="false" fo:min-height="0.766cm" fo:min-width="1.278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8.746cm"/>
    </style:style>
    <style:style style:name="gr7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8" style:family="graphic" style:parent-style-name="standard">
      <style:graphic-properties draw:fill-color="#99ffff" draw:textarea-horizontal-align="justify" draw:textarea-vertical-align="middle" draw:auto-grow-height="false" fo:min-height="1.02cm" fo:min-width="3.818cm"/>
    </style:style>
    <style:style style:name="gr9" style:family="graphic" style:parent-style-name="standard">
      <style:graphic-properties draw:marker-end="" draw:fill-color="#9999ff" draw:textarea-horizontal-align="justify" draw:textarea-vertical-align="middle" draw:auto-grow-height="false" fo:min-height="0.766cm" fo:min-width="1.532cm"/>
    </style:style>
    <style:style style:name="gr10" style:family="graphic" style:parent-style-name="standard">
      <style:graphic-properties draw:fill-color="#99ffff" draw:textarea-horizontal-align="justify" draw:textarea-vertical-align="middle" draw:auto-grow-height="false" fo:min-height="1.02cm" fo:min-width="2.294cm"/>
    </style:style>
    <style:style style:name="gr11" style:family="graphic" style:parent-style-name="standard">
      <style:graphic-properties draw:fill-color="#ff3333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9999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ffff"/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-color="#ff3333"/>
      <style:paragraph-properties fo:text-align="center"/>
      <style:text-properties fo: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800000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>
          <draw:text-box>
            <text:p>Contactless hunter registration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Radio Frequency Identity (RFID)</text:p>
            <text:p>Or</text:p>
            <text:p>Near Field Communication (NFC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isting punchers (9 pin connectors) are prone to damage due to hunters’ in a hurry</text:p>
              </text:list-item>
              <text:list-item>
                <text:p>Finding the correct way to plug the puncher takes time, unless it is known prior</text:p>
              </text:list-item>
              <text:list-item>
                <text:p>Guestimated 10 seconds can be saved if moved to contactless hunter registration without damage to equi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isting Hardwa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x &amp; PRAL</text:p>
                <text:list>
                  <text:list-item>
                    <text:p>PIC16F88</text:p>
                  </text:list-item>
                  <text:list-item>
                    <text:p>18 pin, uses UART to talk to Puncher</text:p>
                  </text:list-item>
                  <text:list-item>
                    <text:p>Free pins: 1, 7, 9, none fully compatible to make use of a new UART, I2C or SPI.</text:p>
                  </text:list-item>
                </text:list>
              </text:list-item>
              <text:list-item>
                <text:p>Puncher</text:p>
                <text:list>
                  <text:list-item>
                    <text:p>PIC12F635</text:p>
                  </text:list-item>
                  <text:list-item>
                    <text:p>Too few pins in use, even difficult to connect to a debugger</text:p>
                  </text:list-item>
                </text:list>
              </text:list-item>
              <text:list-item>
                <text:p>RS 232 DB9 connector</text:p>
                <text:list>
                  <text:list-item>
                    <text:p>Non standard pins </text:p>
                  </text:list-item>
                  <text:list-item>
                    <text:p>(although RS 232 is only a recommended standa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 1: <text:line-break/>Reuse Existing Hardwa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existing hardware is highly customized/optimized for the task at hand. </text:p>
              </text:list-item>
              <text:list-item>
                <text:p>Adding new features could be difficult unless lots of physical rewiring and software driven protocols</text:p>
              </text:list-item>
              <text:list-item>
                <text:p>High impact for failure when new items such as RFID is included in the system.</text:p>
              </text:list-item>
              <text:list-item>
                <text:p><text:span text:style-name="T1">High development effort and impact on the existing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roach 2: Use Arduino with RFID/NFC capability</text:p>
          </draw:text-box>
        </draw:frame>
        <draw:custom-shape draw:style-name="gr2" draw:text-style-name="P3" draw:layer="layout" svg:width="4.572cm" svg:height="5.588cm" svg:x="3.302cm" svg:y="7.566cm">
          <text:p text:style-name="P2">Fo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3.048cm" svg:x="13.716cm" svg:y="8.69cm">
          <text:p text:style-name="P2">Arduin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1.016cm" svg:x="23.622cm" svg:y="9.398cm">
          <text:p text:style-name="P2"/>
          <text:p text:style-name="P2"/>
          <text:p text:style-name="P2"/>
          <text:p text:style-name="P2">RFID Hunter tag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874cm" svg:y1="10.16cm" svg:x2="13.716cm" svg:y2="10.16cm">
          <text:p/>
        </draw:line>
        <draw:frame draw:style-name="gr6" draw:text-style-name="P5" draw:layer="layout" svg:width="29.246cm" svg:height="1.673cm" svg:x="3.81cm" svg:y="16.51cm">
          <draw:text-box>
            <text:p>RFID: <text:a xlink:href="https://www.fasttech.com/product/1200002-rewritable-programmable-nxp-mifare-nfc-tag-keychai" xlink:type="simple">https://www.fasttech.com/product/1200002-rewritable-programmable-nxp-mifare-nfc-tag-keychai</text:a></text:p>
            <text:p/>
          </draw:text-box>
        </draw:frame>
        <draw:line draw:style-name="gr7" draw:text-style-name="P2" draw:layer="layout" svg:x1="18.796cm" svg:y1="10.16cm" svg:x2="22.606cm" svg:y2="9.398cm">
          <text:p text:style-name="P2"/>
          <text:p text:style-name="P2">Wireless</text:p>
        </draw:line>
        <draw:line draw:style-name="gr7" draw:text-style-name="P2" draw:layer="layout" svg:x1="22.86cm" svg:y1="10.414cm" svg:x2="18.542cm" svg:y2="10.922cm">
          <text:p text:style-name="P2"/>
          <text:p text:style-name="P2"/>
        </draw:line>
        <draw:custom-shape draw:style-name="gr8" draw:text-style-name="P6" draw:layer="layout" svg:width="4.318cm" svg:height="1.27cm" svg:x="12.954cm" svg:y="6.85cm">
          <text:p text:style-name="P2">$25 </text:p>
          <text:p text:style-name="P2">1 uA (standby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032cm" svg:height="1.016cm" svg:x="16.256cm" svg:y="10.668cm">
          <text:p text:style-name="P2"/>
          <text:p text:style-name="P2">PN532</text:p>
          <text:p text:style-name="P2">RFID Reade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794cm" svg:height="1.27cm" svg:x="16.11cm" svg:y="13.208cm">
          <text:p text:style-name="P2">$40 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318cm" svg:height="1.27cm" svg:x="22.606cm" svg:y="6.604cm">
          <text:p text:style-name="P2">$2.50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6.072cm" svg:height="0.962cm" svg:x="0.731cm" svg:y="18.823cm">
          <text:p text:style-name="P7"><text:span text:style-name="T2">Need a cheaper way to source these items: aliexpress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 2: Use Arduino with RFID/NFC capabil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impact on the existing system</text:p>
              </text:list-item>
              <text:list-item>
                <text:p>Requires additional external MCU (Arduino Uno based)</text:p>
              </text:list-item>
              <text:list-item>
                <text:p>A standalone system also possible</text:p>
                <text:list>
                  <text:list-item>
                    <text:p>Requires external battery</text:p>
                  </text:list-item>
                  <text:list-item>
                    <text:p>With real time clock (RTC): it can maintain its own clock, presynchronized via USB programming via computer</text:p>
                  </text:list-item>
                </text:list>
              </text:list-item>
              <text:list-item>
                <text:p>When connected to the DB9 connector to the fox, the fox can also register and behave like in the existing system</text:p>
              </text:list-item>
              <text:list-item>
                <text:p>Low impact on the existing fox programming</text:p>
              </text:list-item>
              <text:list-item>
                <text:p>Puncher will be a passive RFID/NFC where it can also keep track of the hunter time.</text:p>
              </text:list-item>
              <text:list-item>
                <text:p>Values from the NFC based puncher can be read using any other NFC enabled device, such as a modern mobile phone.</text:p>
              </text:list-item>
              <text:list-item>
                <text:p>3D printed case to shelter the Arduino and RFID re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roach 2: Other benefi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eneric hardware: easily replaced with off the shelf components, no real hardware-rework needed. All software tools are open source, and nearly anyone can program.</text:p>
              </text:list-item>
            </text:list>
            <text:list text:style-name="L2">
              <text:list-item>
                <text:p>The punchers can be used for other orienteering events apart from Fox Hunting, as they can function in standalone mode.</text:p>
              </text:list-item>
              <text:list-item>
                <text:p>The Arduinos can be used for personal projects when fox hunting is not anytime soon.</text:p>
              </text:list-item>
              <text:list-item>
                <text:p>Future use-case:</text:p>
                <text:list>
                  <text:list-item>
                    <text:p>Arduino’s UART can be used to connect LoRa (Long Range Radio in ISM band) which can form a network. </text:p>
                  </text:list-item>
                  <text:list-item>
                    <text:p>The organizer himself can track all the hunter registrations. </text:p>
                  </text:list-item>
                  <text:list-item>
                    <text:p>Morse coded signals can be sent. Need to explore.</text:p>
                  </text:list-item>
                </text:list>
              </text:list-item>
              <text:list-item>
                <text:p>In case the prototyping goes wrong, the components can be reu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roach 3: Use customized hardwar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ed to d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form analysis of the signals over the DB9 connector to the puncher using logic analyzer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15:55:39.308344475</meta:creation-date>
    <dc:date>2016-12-12T19:39:15.213403594</dc:date>
    <meta:editing-duration>PT1H9M36S</meta:editing-duration>
    <meta:editing-cycles>98</meta:editing-cycles>
    <meta:generator>LibreOffice/5.1.4.2$Linux_X86_64 LibreOffice_project/10m0$Build-2</meta:generator>
    <meta:document-statistic meta:object-count="68"/>
  </office:meta>
</office:document-meta>
</file>